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ru" fo:country="RU"/>
    </style:style>
    <style:style style:name="P124" style:family="paragraph" style:parent-style-name="Text_20_body">
      <style:paragraph-properties fo:text-align="justify" style:justify-single-word="false" fo:background-color="#eeeeee">
        <style:background-image/>
      </style:paragraph-properties>
      <style:text-properties fo:language="ru" fo:country="RU"/>
    </style:style>
    <style:style style:name="P125" style:family="paragraph" style:parent-style-name="Text_20_body">
      <style:paragraph-properties fo:background-color="#eeeeee">
        <style:background-image/>
      </style:paragraph-properties>
      <style:text-properties fo:language="en" fo:country="US"/>
    </style:style>
    <style:style style:name="P126" style:family="paragraph" style:parent-style-name="First_20_line_20_indent">
      <style:paragraph-properties fo:background-color="#eeeeee">
        <style:background-image/>
      </style:paragraph-properties>
      <style:text-properties fo:language="ru" fo:country="RU"/>
    </style:style>
    <style:style style:name="P12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8" style:family="paragraph" style:parent-style-name="Text_20_body">
      <style:paragraph-properties fo:margin-left="0cm" fo:margin-right="0cm" fo:text-align="justify"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1">
      <style:paragraph-properties fo:background-color="#eeeeee">
        <style:background-image/>
      </style:paragraph-properties>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2">
      <style:paragraph-properties fo:background-color="#eeeeee">
        <style:background-image/>
      </style:paragraph-properties>
      <style:text-properties fo:language="ru" fo:country="RU"/>
    </style:style>
    <style:style style:name="P16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3">
      <style:text-properties fo:language="ru" fo:country="RU"/>
    </style:style>
    <style:style style:name="P167" style:family="paragraph" style:parent-style-name="Text_20_body" style:list-style-name="L3">
      <style:text-properties fo:language="ru" fo:country="RU" fo:background-color="#ffff00"/>
    </style:style>
    <style:style style:name="P16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0" style:family="paragraph" style:parent-style-name="Text_20_body">
      <style:paragraph-properties fo:margin-left="0cm" fo:margin-right="0cm" fo:text-align="justify" style:justify-single-word="false" fo:text-indent="0.499cm" style:auto-text-indent="false"/>
      <style:text-properties fo:color="#800000"/>
    </style:style>
    <style:style style:name="P17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7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language="en" fo:country="US" fo:background-color="transparent" loext:char-shading-value="0"/>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1">&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56">&lt;Добавить эпизод подбора снаряги перед опасным заданием&gt;</text:p>
      <text:p text:style-name="P79">Таймлайн <text:span text:style-name="T10">(</text:span>события через 10 лет после Обмена): </text:p>
      <text:p text:style-name="P79">Год 2143 ПВ <text:span text:style-name="T10">(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0">&lt;</text:span>7<text:span text:style-name="T10">-</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0">&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0">&lt;</text:span>28-е июня<text:span text:style-name="T10">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0"> </text:span>Провал Груммингтона. Отбытие с Груммингтона</text:p>
      <text:p text:style-name="P79"><text:span text:style-name="T10">&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0">[</text:span>21-е июля<text:span text:style-name="T10">]</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8516076822386039320"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4020682520519888747" text:style-name="L2">
        <text:list-item>
          <text:p text:style-name="P165">«Великие грифоны прошлого» - из канона (5<text:span text:style-name="T10">s8e)</text:span></text:p>
        </text:list-item>
        <text:list-item>
          <text:p text:style-name="P165">«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6">Природа Проклятий</text:span>» - обмен</text:p>
        </text:list-item>
        <text:list-item>
          <text:p text:style-name="P165"><text:span text:style-name="T66">«Магия для Чайников»</text:span> - обмен</text:p>
        </text:list-item>
        <text:list-item>
          <text:p text:style-name="P165"><text:span text:style-name="T66">«Энциклопедия Арканум»</text:span> - обмен</text:p>
        </text:list-item>
        <text:list-item>
          <text:p text:style-name="P165">«О Гейсах» - обмен</text:p>
        </text:list-item>
        <text:list-item>
          <text:p text:style-name="P165">«<text:span text:style-name="T66">Тайны Тайных Наук</text:span>» - обмен</text:p>
        </text:list-item>
        <text:list-item>
          <text:p text:style-name="P168">«Основы Заклятий» - обмен</text:p>
        </text:list-item>
        <text:list-item>
          <text:p text:style-name="P16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20073708525403262" text:style-name="L3">
        <text:list-item>
          <text:p text:style-name="P1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7">Селестия — переменчивая пони. В одно время не строгая, а в другое может быть такой, что страшно становится</text:p>
        </text:list-item>
        <text:list-item>
          <text:p text:style-name="P166">У Селестии были такие элементы гармонии: Магия, Доброта, Смех. У Луны — Верность, Честность, Щедрость. (ксенофазия)</text:p>
        </text:list-item>
        <text:list-item>
          <text:p text:style-name="P1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6">Около 820-ти лет назад будущий маг Лайтнинг Стар поступил на обучение к наставнику Тииспоту</text:p>
        </text:list-item>
        <text:list-item>
          <text:p text:style-name="P1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6">У Селестии грива и хвост развеваются и переливаются от магического шампуня</text:p>
        </text:list-item>
        <text:list-item>
          <text:p text:style-name="P166">Тело Селестии очень крепкое — может выдержать несколько тонн земли</text:p>
        </text:list-item>
        <text:list-item>
          <text:p text:style-name="P166">Дискорд намного старше принцесс, его магия сильнее ихней на голову</text:p>
        </text:list-item>
        <text:list-item>
          <text:p text:style-name="P166">Луна младше Селестии на 3 года. Сёстрам около 5000 лет. <text:span text:style-name="T66">По другим данным, Селестии около 2500 лет (Обмен).</text:span></text:p>
        </text:list-item>
        <text:list-item>
          <text:p text:style-name="P166">Принцессы начали войну с Дискордом в возрасте, когда им было около 700 лет — и продолжалась война почти сто лет</text:p>
        </text:list-item>
        <text:list-item>
          <text:p text:style-name="P166">Самый главный враг сестёр и Дискорда — скука</text:p>
        </text:list-item>
        <text:list-item>
          <text:p text:style-name="P166">В Эквестрии на одного жеребца приходится четыре - пять кобыл</text:p>
        </text:list-item>
        <text:list-item>
          <text:p text:style-name="P1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6">Селестия в первые полторы тысячи лет путешествовала — и заварила несколько войн (две — с Эквестрией, в одной была против Луны)</text:p>
        </text:list-item>
        <text:list-item>
          <text:p text:style-name="P166">Настоящий цвет гривы Селестии — клубнично-розовая. Радужный цвет гривы и хвоста поддерживается магией</text:p>
        </text:list-item>
        <text:list-item>
          <text:p text:style-name="P166">Кроме Дискорда, старше сестёр ещё старейшина драконов</text:p>
        </text:list-item>
        <text:list-item>
          <text:p text:style-name="P166">Кэйденс не прожила и 60-ти лет и является низкорожденной</text:p>
        </text:list-item>
        <text:list-item>
          <text:p text:style-name="P16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6">Народ тихо фигел от нововведений и с ещё большим ожесточением продолжал делать по-своему</text:p>
        </text:list-item>
        <text:list-item>
          <text:p text:style-name="P1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6">Когда пони женятся, они обмениваются ножными браслетами</text:p>
        </text:list-item>
        <text:list-item>
          <text:p text:style-name="P166">Светилами, кроме сестёр, могут управлять единороги (группы), Дискорд, Твайлайт и Старсвирл</text:p>
        </text:list-item>
        <text:list-item>
          <text:p text:style-name="P166">Королева Кризалис — правительница Зелёной Долины</text:p>
        </text:list-item>
        <text:list-item>
          <text:p text:style-name="P166">Мать Луны и Селестии — аликорн Лорен. Мать Дискорда — Алиса (пони-человек)</text:p>
        </text:list-item>
        <text:list-item>
          <text:p text:style-name="P1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7"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oft-page-break/><text:span text:style-name="T10">– Нэш, к</text:span>ак называется наш проект?</text:p>
      <text:p text:style-name="P74"><text:span text:style-name="T7">– </text:span><text:span text:style-name="T68">Дайсон.</text:span></text:p>
      <text:p text:style-name="P74"><text:span text:style-name="T7">– </text:span><text:span text:style-name="T68">Сколько тебе лет?</text:span></text:p>
      <text:p text:style-name="P74"><text:span text:style-name="T7">– </text:span><text:span text:style-name="T68">Два года с начала запуска кластера.</text:span></text:p>
      <text:p text:style-name="P74"><text:span text:style-name="T7">– </text:span><text:span text:style-name="T68">Какой сейчас год?</text:span></text:p>
      <text:p text:style-name="P74"><text:span text:style-name="T7">– </text:span><text:span text:style-name="T68">202</text:span><text:span text:style-name="T7">1</text:span><text:span text:style-name="T68">-й.</text:span></text:p>
      <text:p text:style-name="P22"/>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7">Ага, уже теплее.</text:p>
      <text:p text:style-name="P37"/>
      <text:p text:style-name="P74"><text:span text:style-name="T7">– Нэш</text:span><text:span text:style-name="T68">, выдай диагностику модуля </text:span><text:span text:style-name="T7">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50"/>
      <text:p text:style-name="P101">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0">***</text:p>
      <text:p text:style-name="P13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7">Музыка быстрая, тревожная, надорваная и печальная (Pet Shop Boys “So Hard” ?)</text:p>
      <text:p text:style-name="P27"/>
      <text:p text:style-name="P86"><text:span text:style-name="T10">&lt;</text:span><text:span text:style-name="T1">Описание полёта через Эогипп. Удивлённый взгляд Анакорна</text:span><text:span text:style-name="T10">&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7382739190494769567"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58"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8">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3">Селестия достаёт из потайной щели свиток с мыслями Селестии</text:span><text:span text:style-name="T22">`<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57" text:outline-level="2">6. Стыд</text:h>
      <text:p text:style-name="P51"/>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0">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text:soft-page-break/>– Хорошо. До встречи, Селли.</text:p>
      <text:p text:style-name="P51">– До встречи, Макс.</text:p>
      <text:p text:style-name="P51"/>
      <text:h text:style-name="Heading_20_2" text:outline-level="2"><text:span text:style-name="T1">8</text:span>. (40*<text:span text:style-name="T10">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1"><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1">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5">&lt;</text:span><text:span text:style-name="T65">Mark Knopfler - </text:span><text:span text:style-name="T64">Hill Farmer's Blues</text:span><text:span text:style-name="T45">&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0">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4">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0">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7">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39"><text:span text:style-name="T10">–</text:span> <text:span text:style-name="T1">Эмм. </text:span>Что он имел ввиду?</text:p>
      <text:p text:style-name="P3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9"><text:span text:style-name="T10">– </text:span><text:span text:style-name="T1">Да, завершилось всё препаршиво. Принцесса Луна сказала, лучше бы её обратно на Луну закинули.</text:span></text:p>
      <text:p text:style-name="P3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0">– </text:span><text:span text:style-name="T1">Хм. Нет.</text:span></text:p>
      <text:p text:style-name="P39"><text:span text:style-name="T10">– </text:span><text:span text:style-name="T1">А друзья?</text:span></text:p>
      <text:p text:style-name="P3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0">–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0">– У </text:span>тебя такая смешная мордочка! <text:span text:style-name="T10">– </text:span>захихикали Пинки, покачиваясь. <text:span text:style-name="T10">– </text:span>Как будто ты <text:span text:style-name="T68">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4">— </text:span><text:span text:style-name="T68">эт правда?</text:span></text:p>
      <text:p text:style-name="P51"><text:span text:style-name="T14">– </text:span><text:span text:style-name="T68">Какая из? Их много, вообще-то. Ик!</text:span></text:p>
      <text:p text:style-name="P51"><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51"><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51"><text:span text:style-name="T14">– </text:span><text:span text:style-name="T68">Пока не умру?</text:span></text:p>
      <text:p text:style-name="P51"><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31">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Н</text:span>е тупи!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0">–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1">Исчезновение дневной главы диархии: Эквестрия в панике!</text:span>» (статья двухдневной давности).</text:p>
      <text:p text:style-name="P54">«<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4">«<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4">&lt;<text:span text:style-name="T72">David Bowie - Lets Dance/ Ashes To Ashes</text:span></text:p>
      <text:p text:style-name="P44"><text:span text:style-name="T72">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1">Добро пожаловать в Груммингтон! Вам здесь рады!</text:span></text:p>
      <text:p text:style-name="P54"><text:span text:style-name="T31">Население города </text:span><text:span text:style-name="T73">302 пони</text:span><text:span text:style-name="T31">.</text:span></text:p>
      <text:p text:style-name="P54"><text:span text:style-name="T73">250 пони</text:span><text:span text:style-name="T31">.</text:span></text:p>
      <text:p text:style-name="P54"><text:span text:style-name="T73">125 поней</text:span><text:span text:style-name="T31">.</text:span></text:p>
      <text:p text:style-name="P54"><text:span text:style-name="T31">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2">»</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3">37 пни</text:span></text:p>
      <text:p text:style-name="P70">24пн</text:p>
      <text:p text:style-name="P70">15</text:p>
      <text:p text:style-name="P54"><text:span text:style-name="T31">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1">Добро пожаловать в Груммингтон! Вам здесь рады!</text:span></text:p>
      <text:p text:style-name="P54"><text:span text:style-name="T31">Население города </text:span><text:span text:style-name="T73">302 пони</text:span><text:span text:style-name="T31">.</text:span></text:p>
      <text:p text:style-name="P54"><text:span text:style-name="T73">250 пони</text:span><text:span text:style-name="T31">.</text:span></text:p>
      <text:p text:style-name="P54"><text:span text:style-name="T73">125 поней</text:span><text:span text:style-name="T31">.</text:span></text:p>
      <text:p text:style-name="P54"><text:span text:style-name="T31">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61">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0">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4">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4">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0">Mothley Crue – Cickstart my heart</text:span>&gt;</text:p>
      <text:p text:style-name="P56">«<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74">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ещё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0">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0">– </text:span>Сожалеем, что не можем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0">–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
      <text:p text:style-name="P56">…</text:p>
      <text:p text:style-name="P56"/>
      <text:p text:style-name="P56">Молчание прервала Эпплджек.</text:p>
      <text:p text:style-name="P56"><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6"><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oft-page-break/><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А </text:span>как ты узнал… <text:span text:style-name="T10">– </text:span>начала было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0">–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6"><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6"><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6"><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0">– О</text:span>хренеть! <text:span text:style-name="T10">– </text:span>чертыхнулся Спайк. <text:span text:style-name="T10">– </text:span><text:s/>Твай, она создаёт сферу стихий!</text:p>
      <text:p text:style-name="P56"><text:span text:style-name="T10">– </text:span>Вижу! <text:span text:style-name="T10">– </text:span>донёсся голос единорожки из-под потолка. <text:span text:style-name="T10">–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0">– </text:span>Погоди. У меня есть вариант получше.</text:p>
      <text:p text:style-name="P56">Я вылез из-под шкафа и попрыгал на одной ноге в центр зала.</text:p>
      <text:p text:style-name="P56"><text:span text:style-name="T10">– </text:span>Стойте! Прекратите! Да остановитесь же!!!</text:p>
      <text:p text:style-name="P56">Аликорница и шестёрка уставились на меня.</text:p>
      <text:p text:style-name="P56"><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6"><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0">– </text:span>Как ты её назвал? <text:span text:style-name="T10">– </text:span>отвалилась челюсть у аликорницы.</text:p>
      <text:p text:style-name="P56"><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6"><text:span text:style-name="T10">– </text:span>Что? <text:span text:style-name="T10">–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0">–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0">– </text:span>Что тут случилось? Почему все висят в воздухе? И всё вот это?</text:p>
      <text:p text:style-name="P56">Голос Спайка откуда-то из подвала ответил:</text:p>
      <text:p text:style-name="P56"><text:span text:style-name="T10">– </text:span>Потому что Твайлайт остановила время. В радиусе девяти метров, как мне кажется. Или десяти.</text:p>
      <text:p text:style-name="P56"><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0">–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0">–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0">– </text:span>Эмм, я вам подхожу?</text:p>
      <text:p text:style-name="P56"><text:span text:style-name="T10">– </text:span>КТО ТЫ?</text:p>
      <text:p text:style-name="P56"><text:span text:style-name="T10">– </text:span>Эмм, Лира Хартстрингс, единорог. Я не то, чтобы маг, моя специализация — музыка…</text:p>
      <text:p text:style-name="P56"><text:span text:style-name="T10">– </text:span>ГОДИТСЯ! ТЫ ВИДИШЬ ТОЧКУ СИНГУЛЯРНОСТИ?</text:p>
      <text:p text:style-name="P56"><text:span text:style-name="T10">– </text:span>Эмм?</text:p>
      <text:p text:style-name="P56">Голос Спайка пояснил:</text:p>
      <text:p text:style-name="P56"><text:span text:style-name="T10">– </text:span>Вон та яркая искорка над лестницей, у которой вся картинка искривляется.</text:p>
      <text:p text:style-name="P56"><text:span text:style-name="T10">– </text:span>Да! Вижу.</text:p>
      <text:p text:style-name="P56"><text:span text:style-name="T10">– </text:span>ТЕПЕРЬ ЛЕВИТИРУЙ ПРИМАТА В ТОЧКУ СИНГУЛЯРНОСТИ.</text:p>
      <text:p text:style-name="P56"><text:span text:style-name="T10">– </text:span>Чего?!! <text:span text:style-name="T10">– </text:span>возопило моё малое сознание.</text:p>
      <text:p text:style-name="P56"><text:span text:style-name="T10">– </text:span>Эмм… Зачем?</text:p>
      <text:p text:style-name="P56"><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6"><text:span text:style-name="T10">– </text:span>Вы даёте слово, что человеку не будет причинён вред? <text:span text:style-name="T10">– </text:span>голос Лиры обрёл непривычную твёрдость.</text:p>
      <text:p text:style-name="P56"><text:span text:style-name="T10">– </text:span>КАК ТЫ СМЕЕШЬ СОМНЕВАТЬСЯ В НАС, СВОЕЙ ПРИНЦЕССЕ?</text:p>
      <text:p text:style-name="P56"><text:span text:style-name="T10">– Я </text:span>не сомневаюсь в вас, Ваше Высочество… Потому и требую слова!</text:p>
      <text:p text:style-name="P56"><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0">– </text:span>Ну, блядь, спасибо! <text:span text:style-name="T10">– </text:span>подумал я.</text:p>
      <text:p text:style-name="P56"><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0">–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0">– </text:span>Давай по-порядку. <text:span text:style-name="T10">– о</text:span>становила меня Луна. <text:span text:style-name="T10">–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0">– </text:span>Теперь ты понимаешь, почему Мы виним тебя в развоплощении сестры?</text:p>
      <text:p text:style-name="P56"><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6">Луна пристально взглянула на меня и понимающе склонила голову.</text:p>
      <text:p text:style-name="P56"><text:span text:style-name="T10">– </text:span>Мы знаем, иногда так бывает. Продолжай.</text:p>
      <text:p text:style-name="P56"><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0">– </text:span>Да, помним.</text:p>
      <text:p text:style-name="P56"><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6">Луна сморщила нос при этих словах, но всё же кивнула.</text:p>
      <text:p text:style-name="P56"><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0">– </text:span>Я приглашу их. Они не откажутся.</text:p>
      <text:p text:style-name="P56"><text:span text:style-name="T10">– </text:span>Что ж, ещё одной проблемой меньше. Теперь нужно решить, как найти Сел. Кто-то должен отправиться за ней.</text:p>
      <text:p text:style-name="P56"><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6"><text:span text:style-name="T10">– </text:span>А если…</text:p>
      <text:p text:style-name="P56"><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6"><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0">– </text:span>Почему же ты не смогла найти меня с его помощью?</text:p>
      <text:p text:style-name="P56">Аликорница смутилась.</text:p>
      <text:p text:style-name="P56"><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6"><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6"><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6"><text:span text:style-name="T10">– </text:span>А также совместить приятное с полезным. <text:span text:style-name="T10">– </text:span>не удержался я.</text:p>
      <text:p text:style-name="P51">Луна бросила на меня тяжёлый взгляд.</text:p>
      <text:p text:style-name="P54"><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5">–</text:span> Тогда зачем она..?</text:p>
      <text:p text:style-name="P51"><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6">–</text:span> А другие? Они тоже… давали мне потому, что считали меня последним шансом?</text:p>
      <text:p text:style-name="P54">У аликорницы отвалилась челюсть.</text:p>
      <text:p text:style-name="P54"><text:span text:style-name="T16">–</text:span> Другие? Кто ещё?<text:span text:style-name="T10"> </text:span>С кем ещё у тебя были… отношения?</text:p>
      <text:p text:style-name="P51"><text:span text:style-name="T15">–</text:span> С Рэйнбоу Дэш <text:span text:style-name="T15">–</text:span> ответил я несчастным голосом. <text:span text:style-name="T15">–</text:span> И, может быть, с Пинки.</text:p>
      <text:p text:style-name="P51"><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5">–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0">– </text:span>Спасибо, Дэш. Ты настоящий друг.</text:p>
      <text:p text:style-name="P56"><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59"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6">Я вытащил из кармана пасочку аликорна, подаренную мне кобылкой в Груммингтоне, и положил её на подоконник рядом с фигуркой.</text:p>
      <text:p text:style-name="P56">Тук-тук-тук!</text:p>
      <text:p text:style-name="P56"><text:span text:style-name="T10">– </text:span>Макс, ты тут? <text:span text:style-name="T10">–</text:span>Дэш просунула нос в дверь, не дожидаясь отклика. <text:span text:style-name="T10">– </text:span>Ага, вот ты где! Я с тобой!</text:p>
      <text:p text:style-name="P56"><text:soft-page-break/>Она швырнула перемётные сумки мне на постель и пошла к выходу.</text:p>
      <text:p text:style-name="P56"><text:span text:style-name="T10">– </text:span>Ну, чего застрял? Пошли скорее, а то на хавчик опоздаем! <text:span text:style-name="T10">–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0">– </text:span>Располагайтесь. <text:span text:style-name="T10">–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6"><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6"><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0">–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text:soft-page-break/>–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text:soft-page-break/>–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6">…</text:p>
      <text:p text:style-name="P56"><text:soft-page-break/>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text:soft-page-break/></text:p>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text:soft-page-break/>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6">…</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9"><text:span text:style-name="T10">–</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text:soft-page-break/>– В случае Дискорда — остаться НЕ в своём уме. Но в остальном — верно. Мы не дадим тебя в обиду, Макс.</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0">~~~ </text:span>Человек Макс <text:span text:style-name="T10">~~~</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text:soft-page-break/>–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1">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text:soft-page-break/>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6">~~~~~</text:p>
      <text:p text:style-name="P17">&lt;<text:span text:style-name="T23">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21. Прибытие</text:h>
      <text:p text:style-name="P51">&lt;<text:span text:style-name="T86">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text:soft-page-break/>–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text:soft-page-break/>– Договорились.</text:p>
      <text:p text:style-name="P56">Бип-бип-бип!</text:p>
      <text:p text:style-name="P56"/>
      <text:p text:style-name="P57">***</text:p>
      <text:p text:style-name="P56"/>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27">– Чувствую… клона! – <text:span text:style-name="T1">выдвинув вперёд нижнюю губу, драконикус оценивающе вперился в меня зенками и замолчал.</text:span></text:p>
      <text:p text:style-name="P34">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27">– <text:span text:style-name="T1">А-ха-ха-ха-ха! </text:span>Я <text:span text:style-name="T1">идиот!</text:span></text:p>
      <text:p text:style-name="P34">«Похвальная самокритика» – подумал я.</text:p>
      <text:p text:style-name="P27">– <text:span text:style-name="T74">Мне надо </text:span><text:span text:style-name="T1">было</text:span><text:span text:style-name="T74">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4">– Замечательно! – я вознёс глаза к видеокамере, равнодушно глядевшей на нас с потолка. – А как мы отличим клона от настоящей Сел?</text:p>
      <text:p text:style-name="P34">– А вот об этом уже не беспокойся! Сколько там нам времени Хмурая Метёлка дала — месяц?</text:p>
      <text:p text:style-name="P34">– Уже без трёх дней.</text:p>
      <text:p text:style-name="P34">– Супер!</text:p>
      <text:p text:style-name="P3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4">– Я отлучусь недельки на две-три. Буду искать солнцезадую… Не скучайте тут без меня. Вернусь с Сахарной Ваткой в обнимку — верь мне! Бу-га-га!</text:p>
      <text:p text:style-name="P3">С этими словами драконикус смылся вниз по лестнице, перепрыгивая через пять ступенек.</text:p>
      <text:p text:style-name="P3">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3"><text:soft-page-break/>Улыбающаяся рожица дверей разошлась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3"/>
      <text:h text:style-name="Heading_20_2" text:outline-level="2">22. След?</text:h>
      <text:p text:style-name="P3">&lt;<text:span text:style-name="T64">Mike Oldfield — The Top Of The Morning</text:span>&gt;</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3">“</text:span><text:span text:style-name="T22">Последнего Единорога</text:span><text:span text:style-name="T33">” Бигла </text:span>и повернулась ко мне.</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спёрли.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Рога он какие-то выдумывает с крыльями, блин! Пошли за сумкой.</text:p>
      <text:p text:style-name="P18"/>
      <text:p text:style-name="P18">…</text:p>
      <text:p text:style-name="P18"/>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 – Ммм… Мятный, если можно.</text:p>
      <text:p text:style-name="P3"><text:soft-page-break/>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 Я не думаю, я это знаю! Дискорд чуть дырку ей в спине взглядом не провертел, когда мы остановились у серверной. <text:span text:style-name="T22">И если он думает, что я куплюсь на его «клона», пусть ищет лоха в другом месте!</text:span></text:p>
      <text:p text:style-name="P3">Эпплджек вздохнула.</text:p>
      <text:p text:style-name="P3">– Я тоже не доверяю ему. </text:p>
      <text:p text:style-name="P3"/>
      <text:p text:style-name="P3"/>
      <text:p text:style-name="P3"/>
      <text:p text:style-name="P3"/>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6">&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6">меяла</text:span><text:span text:style-name="T10"> &gt;</text:span></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text:soft-page-break/></text:p>
      <text:p text:style-name="P3"/>
      <text:p text:style-name="P100">Разговор не клеился.</text:p>
      <text:p text:style-name="P115">Флаттершай, отвернувшись от нашей компании, смотрела флэш-мультик, в котором </text:p>
      <text:p text:style-name="P115"/>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0">– </text:span>Извини, Флаттершай, забылся.</text:p>
      <text:p text:style-name="P110"><text:span text:style-name="T10">– </text:span>Та ладно, я ж не против, – возразила Эпплджек. – Не парься, Флатти. Было б хуже, если б он <text:s/>назвал меня Эпплджек на людях.</text:p>
      <text:p text:style-name="P110"><text:span text:style-name="T10">– </text:span>Ты так... – запнулась Флаттершай. – Так быстро забыла свою ферму. И...</text:p>
      <text:p text:style-name="P110"><text:soft-page-break/><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0">– </text:span>Как ты можешь так говорить? – расплакалась Флаттершай.</text:p>
      <text:p text:style-name="P110"><text:span text:style-name="T10">– </text:span>Эй, девушки, не ссорьтесь! Мы — одна команда! И надеюсь, останемся ею и в дальнейшем. </text:p>
      <text:list xml:id="list1213808710336972078"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0">– </text:span>А если нет? – Эпплджек смотрела мне мне прямо в глаза.</text:p>
      <text:list xml:id="list43785950" text:continue-numbering="true" text:style-name="L5">
        <text:list-header>
          <text:p text:style-name="P172">Я молча пожал плечами. Эпплджек уверенно продолжила.</text:p>
        </text:list-header>
      </text:list>
      <text:p text:style-name="P11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0">– </text:span>Спасибо, ЭйДжей.</text:p>
      <text:p text:style-name="P11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79789" text:continue-numbering="true" text:style-name="L5">
        <text:list-header>
          <text:p text:style-name="P172">Флаттершай пробормотала нечто, показавшееся мне знакомым.</text:p>
        </text:list-header>
      </text:list>
      <text:p text:style-name="P110"><text:span text:style-name="T10">– </text:span>Флатти, ты что-то сказала? Я не расслышал.</text:p>
      <text:p text:style-name="P110"><text:span text:style-name="T10">– </text:span>Намерение Изменяет Реальность.</text:p>
      <text:p text:style-name="P110"><text:span text:style-name="T10">– </text:span>Эээ. А где ты слышала эту фразу, если не секрет?</text:p>
      <text:p text:style-name="P110"><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84587"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0">– </text:span>Флатти, ЭйДжей, буду через час. Ждите!</text:p>
      <text:p text:style-name="P3"/>
      <text:p text:style-name="P3"/>
      <text:p text:style-name="P3"/>
      <text:p text:style-name="P3"/>
      <text:p text:style-name="P3"/>
      <text:h text:style-name="P160" text:outline-level="2">След?</text:h>
      <text:p text:style-name="P122"/>
      <text:p text:style-name="P87"><text:span text:style-name="T10">&lt;</text:span><text:span text:style-name="T22">сначала эпизод - проверка сумки в серверной</text:span><text:span text:style-name="T10">&gt;</text:span></text:p>
      <text:p text:style-name="P90"/>
      <text:p text:style-name="P8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90"/>
      <text:p text:style-name="P8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7"><text:soft-page-break/>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7">На том и остановились.</text:p>
      <text:p text:style-name="P87"/>
      <text:p text:style-name="P87"><text:span text:style-name="T10">&lt;</text:span><text:span text:style-name="T22">Расширить сцену в кафе. Ожидание, подьём и… падение ожиданий</text:span><text:span text:style-name="T10">&gt;</text:span></text:p>
      <text:p text:style-name="P87"/>
      <text:p text:style-name="P88">***</text:p>
      <text:p text:style-name="P87">На кухне за столиком сидели две девушки и сочиняли письмо.</text:p>
      <text:p text:style-name="P8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Флаттершай обернулась вслед Эпплджек и тайком дописала: ”Приезжай скорее, дорогой друг, мне так тоскливо без тебя. Твоя Флатти”.</text:p>
      <text:p text:style-name="P87">– Да-да, я мигом! – <text:span text:style-name="T1">д</text:span>евушка схватила листок бумаги и помчалась к ноутбуку.</text:p>
      <text:p text:style-name="P89"/>
      <text:p text:style-name="P3"/>
      <text:p text:style-name="P3"/>
      <text:p text:style-name="P87">Дни, наступившиеся после отъезда Дискорда, были бесконечно унылы. Идей, где искать Селестию, не было никаких. На меня навалилась опустошено</text:p>
      <text:p text:style-name="P87">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text:soft-page-break/>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9">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8">***</text:p>
      <text:p text:style-name="P87">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 Ты собираешься уехать?</text:p>
      <text:p text:style-name="P8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Пхе! Денег мне не надо — сам раздобуду. Главное — не уходите далеко от коридора. Ко времени перехода я вернусь. Или раньше.</text:p>
      <text:p text:style-name="P93"><text:soft-page-break/></text:p>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6"/>
      <text:p text:style-name="P45">&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5"><text:span text:style-name="T23">- Посмотрим... Хи-хи...</text:span>&gt;</text:p>
      <text:p text:style-name="P45"/>
      <text:p text:style-name="P44">&lt;<text:span text:style-name="T23"> </text:span><text:span text:style-name="T22">-</text:span><text:span text:style-name="T23">Я не умею! Давай ты напишешь!</text:span></text:p>
      <text:p text:style-name="P44"><text:span text:style-name="T22">- </text:span><text:span text:style-name="T23">Фигушки! Подрядил меня татухи поням рисовать — сам теперь фанфик пиши!</text:span>&gt;</text:p>
      <text:p text:style-name="P54"/>
      <text:p text:style-name="P44">&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4"><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4"/>
      <text:p text:style-name="P132"><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3"/>
      <text:p text:style-name="P44">&lt;<text:span text:style-name="T23">Луна говорит Максу в прощальном сне:</text:span></text:p>
      <text:p text:style-name="P44"><text:soft-page-break/><text:span text:style-name="T23">- Прости, что хотела убить тебя. Я ослабела и Найтмэр на время одержала верх</text:span>&gt;</text:p>
      <text:p text:style-name="P54"/>
      <text:p text:style-name="P44">&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1"/>
      <text:p text:style-name="P31"/>
      <text:p text:style-name="P41"/>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60" text:outline-level="2">Сон Рэрити</text:h>
      <text:p text:style-name="P87"/>
      <text:p text:style-name="P92">&lt;<text:span text:style-name="T22">На Терре Селестия, будучи в компьютере, случайно пробуждает в Нексусе активный интеллект.</text:span>&gt;</text:p>
      <text:h text:style-name="P160" text:outline-level="2">Рейд пони-рэйнджеров</text:h>
      <text:p text:style-name="P87"/>
      <text:p text:style-name="P94">(леденящий душу триллер, музыка тревожная)</text:p>
      <text:p text:style-name="P8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text:soft-page-break/></text:p>
      <text:h text:style-name="P160" text:outline-level="2">Продолжение ЛСД-чаепития</text:h>
      <text:p text:style-name="P87"/>
      <text:p text:style-name="P8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2"/>
      <text:h text:style-name="P160" text:outline-level="2">Поиск решения</text:h>
      <text:p text:style-name="P122"/>
      <text:p text:style-name="P8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7"/>
      <text:h text:style-name="P160" text:outline-level="2">Поход к замку Принцес-2</text:h>
      <text:p text:style-name="P87"/>
      <text:p text:style-name="P87"/>
      <text:p text:style-name="P87"/>
      <text:p text:style-name="P88"/>
      <text:p text:style-name="P87"><text:span text:style-name="T10">&lt;</text:span><text:span text:style-name="T22">Поиски Селестии — сюжет:</text:span></text:p>
      <text:p text:style-name="P91">Базовое положение: Селестия физически находится на компе Влада в соседнем с максовым доме, в качестве этической подпрограммы к Нексусу.</text:p>
      <text:p text:style-name="P91">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7"/>
      <text:h text:style-name="P160" text:outline-level="2"/>
      <text:h text:style-name="P160" text:outline-level="2">Поиски</text:h>
      <text:p text:style-name="P87"/>
      <text:p text:style-name="P87"/>
      <text:h text:style-name="P160" text:outline-level="2">Безнадёжность</text:h>
      <text:p text:style-name="P87"/>
      <text:p text:style-name="P88">***</text:p>
      <text:p text:style-name="P8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7"><text:span text:style-name="T10">&lt;</text:span><text:span text:style-name="T22">подать фонарь под другим сосусом</text:span><text:span text:style-name="T10">&gt;</text:span> </text:p>
      <text:p text:style-name="P8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7">– Да, у меня тоже было такое чувство, что он хочет от нас избавиться. Но он же объяснил, почему. Или ты думаешь, что?..</text:p>
      <text:p text:style-name="P87"><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7">– Надо же! У меня были такие же мысли ещё в самом начале. Ты тоже считаешь, что он хочет вернуть себе статус правителя Эквестрии?</text:p>
      <text:p text:style-name="P87">Что считала Жанна, я услышать не успел. Внезапно её лицо исказила гримаса ужаса, она прижала ладони к лицу и крикнула:</text:p>
      <text:p text:style-name="P87">– Берегись!!!</text:p>
      <text:p text:style-name="P8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7">В голове звенело.</text:p>
      <text:p text:style-name="P8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7">– Он х-хотел тебя ут-топить. – Жанна схватила отломанную руку снеговика и закинула её в полынью.</text:p>
      <text:p text:style-name="P87">Я покачал головой. </text:p>
      <text:p text:style-name="P8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7">Так вот, что я тебе скажу — это всё не так! Это не совпадения! Не бывает таких совпадений. Тебя кто-то или что-то хочет убить.</text:p>
      <text:p text:style-name="P87">– Жанна, но снеговик… Это смешно! Убить снеговиком — это самый нелепый способ убийства, о котором можно себе представить!</text:p>
      <text:p text:style-name="P87">И тут до меня дошло.</text:p>
      <text:p text:style-name="P87">Самый нелепый! Самый глупый и невообразимый! Всё сходится! Точно!</text:p>
      <text:p text:style-name="P8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7"><text:soft-page-break/>Я осмотрел прибрежные кусты. В тусклом свете фонаря их силуэты казались изготовившимися к броску химерами.</text:p>
      <text:p text:style-name="P87">– Пойдём отсюда, Жанна. Тут опасно находиться.</text:p>
      <text:p text:style-name="P8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7">Когда я бросил последний взгляд на озеро, мне показалось, что из-подо льда нас провожали злые глазки снеговика.</text:p>
      <text:p text:style-name="P87"/>
      <text:h text:style-name="P160" text:outline-level="2"/>
      <text:h text:style-name="P160" text:outline-level="2">Озарение</text:h>
      <text:p text:style-name="P87"/>
      <text:p text:style-name="P8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61" text:outline-level="2">Почти.</text:h>
      <text:p text:style-name="P123"/>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0">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1" text:outline-level="2">Дискорд</text:h>
      <text:p text:style-name="P122"/>
      <text:p text:style-name="P123">Девушки поспешно собирались, пока я растолковывал им задачу.</text:p>
      <text:p text:style-name="P123"><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0">– </text:span>Это тот твой приятель, который разбился с полгода назад? – спросила Эпплджек.</text:p>
      <text:p text:style-name="P123"><text:span text:style-name="T10">– </text:span>Да, это он.</text:p>
      <text:p text:style-name="P123"><text:span text:style-name="T10">– </text:span>А как мы попадём в его квартиру? Там сейчас кто-то живёт? – Флаттершай прыгала на одной ноге, натягивая кед.</text:p>
      <text:p text:style-name="P123"><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0">– </text:span>Макс, что случилось? У нас проблемы?</text:p>
      <text:p text:style-name="P124"><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oft-page-break/><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0">– </text:span>Нет нужды. Лучше станьте-ка сзади меня так, чтобы заслонить от этих бабулек и от вооон той камеры наблюдения.</text:p>
      <text:list xml:id="list3325109144334248593"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6"><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oft-page-break/><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7099889150580983360"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60" text:outline-level="2">Селестия</text:h>
      <text:p text:style-name="P146"/>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oft-page-break/><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text:soft-page-break/>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3">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text:soft-page-break/>–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text:soft-page-break/>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60"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text:soft-page-break/>–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56" text:outline-level="1">Беседа за столиком в ночи</text:h>
      <text:p text:style-name="P125">&lt;<text:span text:style-name="T60">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1">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pan text:style-name="T1">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0">–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0">&lt;</text:span>упомянуть в эпизоде на Терре, что МЛП-сериал закрылся год назад<text:span text:style-name="T10">&gt;</text:span></text:p>
      <text:p text:style-name="P110"><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text:soft-page-break/>–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0">&lt;</text:span><text:span text:style-name="T26">чёрт</text:span><text:span text:style-name="T10">&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text:soft-page-break/>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1"><text:soft-page-break/>***</text:p>
      <text:p text:style-name="P111"/>
      <text:p text:style-name="P110">&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2"> - Ты морочила мне яйца, чтобы заинтересовать? Всё, как Свирл указал?</text:span></text:p>
      <text:p text:style-name="P107">–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2">-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4486908397874106467" text:style-name="L8">
        <text:list-header>
          <text:p text:style-name="P174">(<text:span text:style-name="T30">Луна — как повелительница снов, слышала разговор Макса с Анакорном</text:span>)</text:p>
          <text:p text:style-name="P175"/>
        </text:list-header>
      </text:list>
      <text:p text:style-name="P136">***</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4">-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text:soft-page-break/>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0" text:outline-level="2">Земля</text:h>
      <text:p text:style-name="P109">&lt;<text:span text:style-name="T60">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9T23:59:26.01</dc:date>
    <meta:editing-duration>P114DT1H9M52S</meta:editing-duration>
    <meta:editing-cycles>6780</meta:editing-cycles>
    <meta:generator>OpenOffice/4.1.1$Win32 OpenOffice.org_project/411m6$Build-9775</meta:generator>
    <dc:creator>макс </dc:creator>
    <meta:document-statistic meta:table-count="0" meta:image-count="0" meta:object-count="0" meta:page-count="195" meta:paragraph-count="4061" meta:word-count="91082" meta:character-count="579342"/>
  </office:meta>
</office:document-meta>
</file>